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 dőlt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SFÉ_5f_summa" style:display-name="SFÉ_summa" style:family="table">
      <style:table-properties style:width="6.6931in" table:align="margins" style:may-break-between-rows="false"/>
    </style:style>
    <style:style style:name="SFÉ_5f_summa.A" style:display-name="SFÉ_summa.A" style:family="table-column">
      <style:table-column-properties style:column-width="1.3194in" style:rel-column-width="12919*"/>
    </style:style>
    <style:style style:name="SFÉ_5f_summa.B" style:display-name="SFÉ_summa.B" style:family="table-column">
      <style:table-column-properties style:column-width="2.0271in" style:rel-column-width="19848*"/>
    </style:style>
    <style:style style:name="SFÉ_5f_summa.C" style:display-name="SFÉ_summa.C" style:family="table-column">
      <style:table-column-properties style:column-width="1.6729in" style:rel-column-width="16380*"/>
    </style:style>
    <style:style style:name="SFÉ_5f_summa.D" style:display-name="SFÉ_summa.D" style:family="table-column">
      <style:table-column-properties style:column-width="1.6736in" style:rel-column-width="16388*"/>
    </style:style>
    <style:style style:name="SFÉ_5f_summa.A1" style:display-name="SFÉ_summa.A1" style:family="table-cell">
      <style:table-cell-properties fo:padding="0.0382in" fo:border="0.05pt solid #000000"/>
    </style:style>
    <style:style style:name="SFÉ_5f_summa.A2" style:display-name="SFÉ_summa.A2" style:family="table-cell">
      <style:table-cell-properties fo:padding="0.0382in" fo:border-left="0.05pt solid #000000" fo:border-right="none" fo:border-top="none" fo:border-bottom="0.05pt solid #000000"/>
    </style:style>
    <style:style style:name="SFÉ_5f_summa.D2" style:display-name="SFÉ_summa.D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4.6778in" fo:margin-left="0in" fo:margin-right="2.0153in" table:align="margins" style:may-break-between-rows="true"/>
    </style:style>
    <style:style style:name="Táblázat23.A" style:family="table-column">
      <style:table-column-properties style:column-width="1.2083in" style:rel-column-width="16931*"/>
    </style:style>
    <style:style style:name="Táblázat23.B" style:family="table-column">
      <style:table-column-properties style:column-width="0.6771in" style:rel-column-width="9487*"/>
    </style:style>
    <style:style style:name="Táblázat23.E" style:family="table-column">
      <style:table-column-properties style:column-width="1.4375in" style:rel-column-width="20143*"/>
    </style:style>
    <style:style style:name="Táblázat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8" style:family="table">
      <style:table-properties style:width="4.8278in" fo:margin-left="0in" fo:margin-right="1.8653in" table:align="margins" style:may-break-between-rows="true"/>
    </style:style>
    <style:style style:name="Táblázat28.A" style:family="table-column">
      <style:table-column-properties style:column-width="1.2361in" style:rel-column-width="16778*"/>
    </style:style>
    <style:style style:name="Táblázat28.B" style:family="table-column">
      <style:table-column-properties style:column-width="0.5465in" style:rel-column-width="7416*"/>
    </style:style>
    <style:style style:name="Táblázat28.C" style:family="table-column">
      <style:table-column-properties style:column-width="3.0451in" style:rel-column-width="41341*"/>
    </style:style>
    <style:style style:name="Táblázat2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2.2604in" table:align="left" style:may-break-between-rows="false"/>
    </style:style>
    <style:style style:name="Táblázat36.A" style:family="table-column">
      <style:table-column-properties style:column-width="1.2917in"/>
    </style:style>
    <style:style style:name="Táblázat36.B" style:family="table-column">
      <style:table-column-properties style:column-width="0.9688in"/>
    </style:style>
    <style:style style:name="Táblázat3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0" style:family="table">
      <style:table-properties style:width="6.6944in" fo:margin-left="0in" fo:margin-right="-0.0014in" table:align="margins" style:may-break-between-rows="true"/>
    </style:style>
    <style:style style:name="Táblázat40.A" style:family="table-column">
      <style:table-column-properties style:column-width="2.0313in" style:rel-column-width="19886*"/>
    </style:style>
    <style:style style:name="Táblázat40.B" style:family="table-column">
      <style:table-column-properties style:column-width="4.6632in" style:rel-column-width="45649*"/>
    </style:style>
    <style:style style:name="Táblázat4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0.B1" style:family="table-cell">
      <style:table-cell-properties style:vertical-align="middle" fo:padding="0.0382in" fo:border="0.05pt solid #000000"/>
    </style:style>
    <style:style style:name="Táblázat42" style:family="table">
      <style:table-properties style:width="6.6931in" table:align="margins" style:may-break-between-rows="false"/>
    </style:style>
    <style:style style:name="Táblázat42.A" style:family="table-column">
      <style:table-column-properties style:column-width="0.3118in" style:rel-column-width="3053*"/>
    </style:style>
    <style:style style:name="Táblázat42.B" style:family="table-column">
      <style:table-column-properties style:column-width="1.7444in" style:rel-column-width="17079*"/>
    </style:style>
    <style:style style:name="Táblázat42.C" style:family="table-column">
      <style:table-column-properties style:column-width="0.9271in" style:rel-column-width="9080*"/>
    </style:style>
    <style:style style:name="Táblázat42.G" style:family="table-column">
      <style:table-column-properties style:column-width="0.9278in" style:rel-column-width="9083*"/>
    </style:style>
    <style:style style:name="Táblázat42.A1" style:family="table-cell">
      <style:table-cell-properties fo:padding="0.0382in" fo:border="0.05pt solid #000000"/>
    </style:style>
    <style:style style:name="Táblázat4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2.B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2.B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42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2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2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4" style:family="table">
      <style:table-properties style:width="6.6931in" table:align="margins" style:may-break-between-rows="false"/>
    </style:style>
    <style:style style:name="Táblázat44.A" style:family="table-column">
      <style:table-column-properties style:column-width="0.3118in" style:rel-column-width="3054*"/>
    </style:style>
    <style:style style:name="Táblázat44.B" style:family="table-column">
      <style:table-column-properties style:column-width="1.7535in" style:rel-column-width="17171*"/>
    </style:style>
    <style:style style:name="Táblázat44.C" style:family="table-column">
      <style:table-column-properties style:column-width="0.9257in" style:rel-column-width="9061*"/>
    </style:style>
    <style:style style:name="Táblázat44.G" style:family="table-column">
      <style:table-column-properties style:column-width="0.9257in" style:rel-column-width="9066*"/>
    </style:style>
    <style:style style:name="Táblázat4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4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4.G1" style:family="table-cell">
      <style:table-cell-properties style:vertical-align="middle" fo:padding="0.0382in" fo:border="0.05pt solid #000000"/>
    </style:style>
    <style:style style:name="Táblázat46" style:family="table">
      <style:table-properties style:width="4.125in" table:align="left" style:may-break-between-rows="false"/>
    </style:style>
    <style:style style:name="Táblázat46.A" style:family="table-column">
      <style:table-column-properties style:column-width="1.1875in"/>
    </style:style>
    <style:style style:name="Táblázat46.B" style:family="table-column">
      <style:table-column-properties style:column-width="0.9458in"/>
    </style:style>
    <style:style style:name="Táblázat46.C" style:family="table-column">
      <style:table-column-properties style:column-width="0.8563in"/>
    </style:style>
    <style:style style:name="Táblázat46.D" style:family="table-column">
      <style:table-column-properties style:column-width="1.1354in"/>
    </style:style>
    <style:style style:name="Táblázat4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6.D1" style:family="table-cell">
      <style:table-cell-properties style:vertical-align="middle" fo:padding="0.0382in" fo:border="0.05pt solid #000000"/>
    </style:style>
    <style:style style:name="Táblázat4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6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46.D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8" style:family="table">
      <style:table-properties style:width="5.6889in" style:rel-width="85%" table:align="center" style:may-break-between-rows="false"/>
    </style:style>
    <style:style style:name="Táblázat48.A" style:family="table-column">
      <style:table-column-properties style:column-width="5.6889in" style:rel-column-width="8095*"/>
    </style:style>
    <style:style style:name="Táblázat48.A1" style:family="table-cell">
      <style:table-cell-properties fo:padding="0.0382in" fo:border="0.05pt solid #000000"/>
    </style:style>
    <style:style style:name="Erő_5f_követelmény" style:display-name="Erő_követelmény" style:family="table">
      <style:table-properties style:width="2.134in" table:align="left" style:may-break-between-rows="false"/>
    </style:style>
    <style:style style:name="Erő_5f_követelmény.A" style:display-name="Erő_követelmény.A" style:family="table-column">
      <style:table-column-properties style:column-width="0.9604in"/>
    </style:style>
    <style:style style:name="Erő_5f_követelmény.B" style:display-name="Erő_követelmény.B" style:family="table-column">
      <style:table-column-properties style:column-width="1.1736in"/>
    </style:style>
    <style:style style:name="Erő_5f_követelmény.A1" style:display-name="Erő_követelmény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382in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2722"/>
    </style:style>
    <style:style style:name="P2" style:family="paragraph" style:parent-style-name="Text_20_body">
      <style:text-properties officeooo:paragraph-rsid="000f2722"/>
    </style:style>
    <style:style style:name="P3" style:family="paragraph" style:parent-style-name="Text_20_body">
      <loext:graphic-properties draw:fill="solid" draw:fill-color="#ff0000" draw:opacity="100%"/>
      <style:paragraph-properties fo:background-color="#ff0000"/>
      <style:text-properties officeooo:paragraph-rsid="000f2722"/>
    </style:style>
    <style:style style:name="P4" style:family="paragraph" style:parent-style-name="Text_20_body">
      <style:paragraph-properties fo:break-before="page"/>
      <style:text-properties officeooo:paragraph-rsid="000f2722"/>
    </style:style>
    <style:style style:name="P5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margin-top="0.028in" fo:margin-bottom="0.028in" style:contextual-spacing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fo:background-color="transparent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fo:font-weight="bold" officeooo:paragraph-rsid="000f2722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12" style:family="paragraph" style:parent-style-name="Table_20_Contents">
      <style:paragraph-properties fo:margin-top="0.028in" fo:margin-bottom="0.028in" style:contextual-spacing="false"/>
      <style:text-properties style:font-name="Arial" fo:font-style="normal" officeooo:paragraph-rsid="000f2722" style:font-style-asian="normal" style:font-style-complex="normal"/>
    </style:style>
    <style:style style:name="P13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0f2722" style:font-style-asian="normal" style:font-style-complex="normal"/>
    </style:style>
    <style:style style:name="P14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9pt" fo:font-style="normal" fo:font-weight="bold" officeooo:paragraph-rsid="000f2722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2pt" fo:font-style="normal" fo:font-weight="bold" officeooo:rsid="0010b294" officeooo:paragraph-rsid="000f272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0f2722" style:font-size-asian="10pt" style:font-size-complex="10pt"/>
    </style:style>
    <style:style style:name="P20" style:family="paragraph" style:parent-style-name="Table_20_Contents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0f2722" style:font-size-asian="10pt" style:font-size-complex="10pt"/>
    </style:style>
    <style:style style:name="P21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0pt" officeooo:paragraph-rsid="000f2722" style:font-size-asian="10pt" style:font-size-complex="10pt"/>
    </style:style>
    <style:style style:name="P22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0pt" officeooo:paragraph-rsid="000f2722" style:font-size-asian="10pt" style:font-size-complex="10pt"/>
    </style:style>
    <style:style style:name="P23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officeooo:paragraph-rsid="000f2722" style:font-size-asian="10pt" style:font-size-complex="10pt"/>
    </style:style>
    <style:style style:name="P2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0f2722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style="italic" officeooo:paragraph-rsid="000f2722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0f2722" style:font-size-asian="9pt" style:font-weight-asian="bold" style:font-size-complex="9pt" style:font-weight-complex="bold"/>
    </style:style>
    <style:style style:name="P27" style:family="paragraph" style:parent-style-name="Text_20_body">
      <style:text-properties fo:font-size="9pt" officeooo:paragraph-rsid="000f2722" style:font-size-asian="9pt" style:font-size-complex="9pt"/>
    </style:style>
    <style:style style:name="P28" style:family="paragraph" style:parent-style-name="Text_20_body">
      <style:text-properties fo:font-size="9pt" fo:font-weight="normal" officeooo:paragraph-rsid="000f2722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officeooo:paragraph-rsid="000f2722" style:font-size-asian="9pt" style:font-weight-asian="normal" style:font-size-complex="9pt" style:font-weight-complex="normal"/>
    </style:style>
    <style:style style:name="P30" style:family="paragraph" style:parent-style-name="Text_20_body">
      <style:text-properties fo:font-style="normal" fo:font-weight="bold" officeooo:rsid="0027b915" officeooo:paragraph-rsid="000f2722" fo:background-color="#33cc66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text-align="justify" style:justify-single-word="false"/>
      <style:text-properties officeooo:paragraph-rsid="000f2722"/>
    </style:style>
    <style:style style:name="P32" style:family="paragraph" style:parent-style-name="Text_20_body">
      <style:text-properties fo:font-size="6pt" officeooo:paragraph-rsid="000f2722" style:font-size-asian="5.25pt" style:font-size-complex="6pt"/>
    </style:style>
    <style:style style:name="P33" style:family="paragraph" style:parent-style-name="Text_20_body">
      <style:text-properties fo:font-weight="bold" officeooo:paragraph-rsid="000f2722" style:font-weight-asian="bold" style:font-weight-complex="bold"/>
    </style:style>
    <style:style style:name="P34" style:family="paragraph" style:parent-style-name="Text_20_body">
      <style:text-properties fo:font-weight="bold" officeooo:paragraph-rsid="000f2722" fo:background-color="transparent" style:font-weight-asian="bold" style:font-weight-complex="bold"/>
    </style:style>
    <style:style style:name="P35" style:family="paragraph" style:parent-style-name="Text_20_body">
      <style:text-properties fo:font-weight="normal" officeooo:paragraph-rsid="000f2722" style:font-weight-asian="normal" style:font-weight-complex="normal"/>
    </style:style>
    <style:style style:name="P36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paragraph-rsid="000f2722" style:font-weight-asian="normal" style:font-weight-complex="normal"/>
    </style:style>
    <style:style style:name="P37" style:family="paragraph" style:parent-style-name="Text_20_body">
      <style:text-properties fo:font-size="11pt" officeooo:paragraph-rsid="000f2722" style:font-size-asian="11pt" style:font-size-complex="11pt"/>
    </style:style>
    <style:style style:name="P38" style:family="paragraph" style:parent-style-name="Text_20_body">
      <style:paragraph-properties fo:margin-top="0in" fo:margin-bottom="0.0665in" style:contextual-spacing="false"/>
      <style:text-properties fo:font-size="11pt" officeooo:paragraph-rsid="000f2722" style:font-size-asian="11pt" style:font-size-complex="11pt"/>
    </style:style>
    <style:style style:name="P39" style:family="paragraph" style:parent-style-name="Text_20_body">
      <style:paragraph-properties fo:margin-top="0in" fo:margin-bottom="0.0472in" style:contextual-spacing="false"/>
      <style:text-properties fo:font-size="11pt" officeooo:paragraph-rsid="000f2722" style:font-size-asian="11pt" style:font-size-complex="11pt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0f2722" style:font-size-asian="11pt" style:font-size-complex="11pt"/>
    </style:style>
    <style:style style:name="P41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1pt" officeooo:paragraph-rsid="000f2722" style:font-size-asian="11pt" style:font-size-complex="11pt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fo:font-weight="bold" officeooo:paragraph-rsid="000f2722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officeooo:paragraph-rsid="000f2722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officeooo:paragraph-rsid="000f2722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top="0in" fo:margin-bottom="0.0472in" style:contextual-spacing="false"/>
      <style:text-properties fo:font-size="11pt" fo:font-style="normal" officeooo:paragraph-rsid="000f2722" style:font-size-asian="11pt" style:font-style-asian="normal" style:font-size-complex="11pt" style:font-style-complex="normal"/>
    </style:style>
    <style:style style:name="P46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solid" style:text-underline-width="auto" style:text-underline-color="font-color" fo:font-weight="bold" officeooo:paragraph-rsid="000f2722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none" fo:font-weight="normal" officeooo:paragraph-rsid="000f2722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text-properties officeooo:paragraph-rsid="000f2722" fo:background-color="#ff0000"/>
    </style:style>
    <style:style style:name="P49" style:family="paragraph" style:parent-style-name="Text_20_body">
      <style:text-properties officeooo:rsid="0010b294" officeooo:paragraph-rsid="0010b294"/>
    </style:style>
    <style:style style:name="P50" style:family="paragraph" style:parent-style-name="Text_20_body">
      <style:paragraph-properties fo:margin-top="0in" fo:margin-bottom="0in" style:contextual-spacing="false"/>
      <style:text-properties fo:font-size="7pt" officeooo:paragraph-rsid="000f2722" style:font-size-asian="6.09999990463257pt" style:font-size-complex="7pt"/>
    </style:style>
    <style:style style:name="P51" style:family="paragraph" style:parent-style-name="Text_20_body">
      <style:paragraph-properties fo:margin-top="0in" fo:margin-bottom="0.0665in" style:contextual-spacing="false"/>
      <style:text-properties officeooo:paragraph-rsid="001840e7"/>
    </style:style>
    <style:style style:name="P52" style:family="paragraph" style:parent-style-name="Table_20_Contents">
      <style:text-properties fo:font-style="normal" fo:font-weight="bold" officeooo:rsid="00139b11" officeooo:paragraph-rsid="001916d8" style:font-style-asian="normal" style:font-weight-asian="bold" style:font-style-complex="normal" style:font-weight-complex="bold"/>
    </style:style>
    <style:style style:name="P53" style:family="paragraph" style:parent-style-name="Heading_20_2">
      <style:text-properties officeooo:paragraph-rsid="000f2722"/>
    </style:style>
    <style:style style:name="P54" style:family="paragraph" style:parent-style-name="Heading_20_3">
      <style:text-properties officeooo:paragraph-rsid="000f2722"/>
    </style:style>
    <style:style style:name="P55" style:family="paragraph" style:parent-style-name="Heading_20_3">
      <style:paragraph-properties fo:break-before="page"/>
      <style:text-properties officeooo:paragraph-rsid="000f2722"/>
    </style:style>
    <style:style style:name="P56" style:family="paragraph" style:parent-style-name="Heading_20_4">
      <style:text-properties officeooo:paragraph-rsid="000f2722"/>
    </style:style>
    <style:style style:name="P57" style:family="paragraph" style:parent-style-name="Text_20_body" style:list-style-name="L1">
      <style:paragraph-properties>
        <style:tab-stops>
          <style:tab-stop style:position="2.7839in"/>
        </style:tab-stops>
      </style:paragraph-properties>
      <style:text-properties officeooo:paragraph-rsid="000f2722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paragraph-rsid="000f2722"/>
    </style:style>
    <style:style style:name="P59" style:family="paragraph" style:parent-style-name="Text_20_body" style:list-style-name="L3">
      <style:text-properties officeooo:paragraph-rsid="000f2722"/>
    </style:style>
    <style:style style:name="P60" style:family="paragraph" style:parent-style-name="Text_20_body" style:list-style-name="L4">
      <style:text-properties officeooo:paragraph-rsid="000f2722"/>
    </style:style>
    <style:style style:name="P61" style:family="paragraph" style:parent-style-name="Text_20_body" style:list-style-name="L5">
      <style:text-properties officeooo:paragraph-rsid="000f2722"/>
    </style:style>
    <style:style style:name="T1" style:family="text">
      <style:text-properties officeooo:rsid="0028a867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4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5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officeooo:rsid="002efd91"/>
    </style:style>
    <style:style style:name="T10" style:family="text">
      <style:text-properties fo:background-color="#ff0000" loext:char-shading-value="0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#ff6633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style:font-name-asian="DejaVu Sans1" style:font-name-complex="DejaVu Sans1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2d6b9e"/>
    </style:style>
    <style:style style:name="T20" style:family="text">
      <style:text-properties officeooo:rsid="000f2722"/>
    </style:style>
    <style:style style:name="T21" style:family="text">
      <style:text-properties officeooo:rsid="00125faf"/>
    </style:style>
    <style:style style:name="T22" style:family="text">
      <style:text-properties officeooo:rsid="001545ab"/>
    </style:style>
    <style:style style:name="T23" style:family="text">
      <style:text-properties officeooo:rsid="00156e6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7b70" style:font-style-asian="normal" style:font-style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28" style:family="text">
      <style:text-properties fo:font-size="11pt" fo:font-style="normal" officeooo:rsid="001840e7" style:font-size-asian="11pt" style:font-style-asian="normal" style:font-size-complex="11pt" style:font-style-complex="normal"/>
    </style:style>
    <style:style style:name="T29" style:family="text">
      <style:text-properties officeooo:rsid="00349e0d"/>
    </style:style>
    <style:style style:name="T30" style:family="text">
      <style:text-properties style:font-name="FreeSerif" fo:font-size="11pt" fo:font-style="italic" officeooo:rsid="00349e0d"/>
    </style:style>
    <style:style style:name="T31" style:family="text">
      <style:text-properties style:font-name="FreeSerif" fo:font-size="11pt" officeooo:rsid="00349e0d"/>
    </style:style>
    <style:style style:name="T32" style:family="text">
      <style:text-properties officeooo:rsid="001916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2">Vértek, Páncélok</text:h>
      <text:p text:style-name="P30"><text:span text:style-name="T20">Utolsó szinkronizálás a Harcrendszer doksival:</text:span> 20<text:span text:style-name="T32">2</text:span><text:span text:style-name="T1">3</text:span>-<text:span text:style-name="T32">12</text:span><text:span text:style-name="T21">-</text:span><text:span text:style-name="T32">03</text:span></text:p>
      <text:p text:style-name="P49"/>
      <table:table table:name="SFÉ_summa" table:style-name="SFÉ_5f_summa">
        <table:table-column table:style-name="SFÉ_5f_summa.A"/>
        <table:table-column table:style-name="SFÉ_5f_summa.B"/>
        <table:table-column table:style-name="SFÉ_5f_summa.C"/>
        <table:table-column table:style-name="SFÉ_5f_summa.D"/>
        <table:table-row table:style-name="TableLine2480563783264">
          <table:table-cell table:style-name="SFÉ_5f_summa.A1" table:number-columns-spanned="4" office:value-type="string">
            <text:p text:style-name="P52">SFÉ <text:span text:style-name="T29">(ez egy egyszer</text:span><text:span text:style-name="T31">űsítő, összefoglaló táblázat akar majd lenni)</text:span></text:p>
          </table:table-cell>
          <table:covered-table-cell/>
          <table:covered-table-cell/>
          <table:covered-table-cell/>
        </table:table-row>
        <table:table-row table:style-name="TableLine2480563788736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 table:style-name="TableLine2480563787296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 table:style-name="TableLine2480563789024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 table:style-name="TableLine2480563789600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</table:table>
      <text:p text:style-name="P49"/>
      <text:p text:style-name="P2"/>
      <text:p text:style-name="P2">A páncélok értékeit az alábbi tényezők befolyásolják:</text:p>
      <text:list xml:id="list1426013381" text:style-name="L1">
        <text:list-item>
          <text:p text:style-name="P57">választott struktúra (bőr, sodrony, stb)<text:tab/><text:span text:style-name="T2">→</text:span> SFÉ-re, Alap-MGT-re hat</text:p>
        </text:list-item>
        <text:list-item>
          <text:p text:style-name="P57">anyagminőség (fém vérteknél)<text:tab/><text:span text:style-name="T2">→ </text:span>SFÉ-re hat</text:p>
        </text:list-item>
        <text:list-item>
          <text:p text:style-name="P57">alapanyag típus (acél, abbit, mithrill)<text:tab/><text:span text:style-name="T2">→</text:span> SFÉ-re, Alap-MGT-re hat</text:p>
        </text:list-item>
        <text:list-item>
          <text:p text:style-name="P57">kidolgozottság minősége (illesztések)<text:tab/><text:span text:style-name="T2">→ </text:span>MGT-re hat</text:p>
        </text:list-item>
        <text:list-item>
          <text:p text:style-name="P57">mennyire passzol a vértviselő testére<text:tab/><text:span text:style-name="T2">→ </text:span>MGT-re hat</text:p>
        </text:list-item>
        <text:list-item>
          <text:p text:style-name="P57">csatolt elemek száma <text:tab/><text:span text:style-name="T2">→ </text:span>MGT-re és védett területre hat</text:p>
        </text:list-item>
      </text:list>
      <text:h text:style-name="P54" text:outline-level="3">Sebzésfelfogó Érték (SFÉ)</text:h>
      <text:p text:style-name="P31">Minden páncél rendelkezik <text:span text:style-name="T6">három</text:span> úgynevezett Sebzés Felfogó Értékkel (<text:span text:style-name="T6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31">Megkülönböztetünk </text:p>
      <text:list xml:id="list2915133726" text:style-name="L2">
        <text:list-item>
          <text:p text:style-name="P58">páncél struktúrát (szerkezeti felépítést határozza meg). Például: lánc, sodrony, lemez.</text:p>
        </text:list-item>
        <text:list-item>
          <text:p text:style-name="P58">alapanyag típust. Például: acél, bronz, abbitacél, ...</text:p>
        </text:list-item>
        <text:list-item>
          <text:p text:style-name="P58">védett területet. Mekkora területen véd a páncél (csatolt elemektől függ)</text:p>
        </text:list-item>
      </text:list>
      <text:p text:style-name="P31">Látható tehát, hogy az SFÉ független attól, hogy csak egy mellvért-darab, vagy teljes páncélzat borítja testünket – amennyiben azonos anyagból készültek.</text:p>
      <text:p text:style-name="P2">Kapcsolódó harci fortély: <text:span text:style-name="T6">Vértviselet</text:span></text:p>
      <text:h text:style-name="P54" text:outline-level="3"><text:s/>Páncél struktúrák, alapanyag minősége</text:h>
      <text:p text:style-name="P31">Az SFÉ értéke független attól, hogy mekkora testterületet borít be a vért. Értékét a páncél fizikai felépítése, anyaga adja. Az egyes páncél struktúrák különbözőképpen alkalmasak a három fő <text:soft-page-break/>támadási típus (szúró/vágó/zúzó) ellen való védekezésre, ezért minden vért típus 3 különböző SFÉ értékkel rendelkezik. Sebzéskor a támadó karakter dobás után bemondja végleges SP értékét (pl.„18, Szúró”), amiből kiderül, hogy milyen jellegű a támadás és az áldozat annak megfelelő SFÉ értéket von le belőle.</text:p>
      <text:p text:style-name="P2">Amennyiben a páncél alapanyag jobb, vagy rosszabb minőségű az átlagosnál, akkor a táblázatban megjelölt határokon belül javulhatnak/romolhatnak SFÉ értékei. Ennek persze szó szerint „ára van”. A minőség növekedése nagyon megdobhatja a vért árát. (a fentiek kizárólag fém vértekre értelmezhetőek)</text:p>
      <text:p text:style-name="P4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 table:style-name="TableLine2480563784416">
          <table:table-cell table:style-name="Táblázat23.A1" office:value-type="string">
            <text:p text:style-name="P24">Páncél <text:span text:style-name="T22">struktúra</text:span></text:p>
          </table:table-cell>
          <table:table-cell table:style-name="Táblázat23.A1" office:value-type="string">
            <text:p text:style-name="P26">Szúró SFÉ</text:p>
          </table:table-cell>
          <table:table-cell table:style-name="Táblázat23.A1" office:value-type="string">
            <text:p text:style-name="P26">Vágó SFÉ</text:p>
          </table:table-cell>
          <table:table-cell table:style-name="Táblázat23.A1" office:value-type="string">
            <text:p text:style-name="P26">Zúzó SFÉ</text:p>
          </table:table-cell>
          <table:table-cell table:style-name="Táblázat23.E1" office:value-type="string">
            <text:p text:style-name="P24">Ár</text:p>
          </table:table-cell>
        </table:table-row>
        <table:table-row table:style-name="TableLine2480563789888">
          <table:table-cell table:style-name="Táblázat23.A9" office:value-type="string">
            <text:p text:style-name="P5">Posztó/Bunda</text:p>
          </table:table-cell>
          <table:table-cell table:style-name="Táblázat23.D9" office:value-type="string">
            <text:p text:style-name="P6">0</text:p>
          </table:table-cell>
          <table:table-cell table:style-name="Táblázat23.D9" office:value-type="string">
            <text:p text:style-name="P6">2</text:p>
          </table:table-cell>
          <table:table-cell table:style-name="Táblázat23.D9" office:value-type="string">
            <text:p text:style-name="P6">2</text:p>
          </table:table-cell>
          <table:table-cell table:style-name="Táblázat23.E2" office:value-type="string">
            <text:p text:style-name="P6">?%</text:p>
          </table:table-cell>
        </table:table-row>
        <table:table-row table:style-name="TableLine2480563780960">
          <table:table-cell table:style-name="Táblázat23.A9" office:value-type="string">
            <text:p text:style-name="P7">Bőr</text:p>
          </table:table-cell>
          <table:table-cell table:style-name="Táblázat23.B3" office:value-type="string">
            <text:p text:style-name="P8">2</text:p>
          </table:table-cell>
          <table:table-cell table:style-name="Táblázat23.B3" office:value-type="string">
            <text:p text:style-name="P8">4</text:p>
          </table:table-cell>
          <table:table-cell table:style-name="Táblázat23.B3" office:value-type="string">
            <text:p text:style-name="P8">2</text:p>
          </table:table-cell>
          <table:table-cell table:style-name="Táblázat23.E2" office:value-type="string">
            <text:p text:style-name="P6">?%</text:p>
          </table:table-cell>
        </table:table-row>
        <table:table-row table:style-name="TableLine2480563790464">
          <table:table-cell table:style-name="Táblázat23.A9" office:value-type="string">
            <text:p text:style-name="P7">Keményített bőr</text:p>
          </table:table-cell>
          <table:table-cell table:style-name="Táblázat23.D9" office:value-type="string">
            <text:p text:style-name="P6">3</text:p>
          </table:table-cell>
          <table:table-cell table:style-name="Táblázat23.D9" office:value-type="string">
            <text:p text:style-name="P6">5</text:p>
          </table:table-cell>
          <table:table-cell table:style-name="Táblázat23.D9" office:value-type="string">
            <text:p text:style-name="P6">3</text:p>
          </table:table-cell>
          <table:table-cell table:style-name="Táblázat23.E2" office:value-type="string">
            <text:p text:style-name="P6">?%</text:p>
          </table:table-cell>
        </table:table-row>
        <table:table-row table:style-name="TableLine2480563786432">
          <table:table-cell table:style-name="Táblázat23.A9" office:value-type="string">
            <text:p text:style-name="P7">Brigantin</text:p>
          </table:table-cell>
          <table:table-cell table:style-name="Táblázat23.B5" office:value-type="string">
            <text:p text:style-name="P6"/>
          </table:table-cell>
          <table:table-cell table:style-name="Táblázat23.B5" office:value-type="string">
            <text:p text:style-name="P6"/>
          </table:table-cell>
          <table:table-cell table:style-name="Táblázat23.B5" office:value-type="string">
            <text:p text:style-name="P6"/>
          </table:table-cell>
          <table:table-cell table:style-name="Táblázat23.E2" office:value-type="string">
            <text:p text:style-name="P6">?%</text:p>
          </table:table-cell>
        </table:table-row>
        <table:table-row table:style-name="TableLine2480563779232">
          <table:table-cell table:style-name="Táblázat23.A9" office:value-type="string">
            <text:p text:style-name="P7">Lánc</text:p>
          </table:table-cell>
          <table:table-cell table:style-name="Táblázat23.D9" office:value-type="string">
            <text:p text:style-name="P6">8-10-12</text:p>
          </table:table-cell>
          <table:table-cell table:style-name="Táblázat23.D9" office:value-type="string">
            <text:p text:style-name="P6">5-7-9</text:p>
          </table:table-cell>
          <table:table-cell table:style-name="Táblázat23.D9" office:value-type="string">
            <text:p text:style-name="P6">2-3-4</text:p>
          </table:table-cell>
          <table:table-cell table:style-name="Táblázat23.E9" office:value-type="string">
            <text:p text:style-name="P6"><text:span text:style-name="T7">?</text:span>% - 60% - <text:span text:style-name="T7">?</text:span>%</text:p>
          </table:table-cell>
        </table:table-row>
        <table:table-row table:style-name="TableLine2480563777792">
          <table:table-cell table:style-name="Táblázat23.A9" office:value-type="string">
            <text:p text:style-name="P7">Sodrony</text:p>
          </table:table-cell>
          <table:table-cell table:style-name="Táblázat23.B5" office:value-type="string">
            <text:p text:style-name="P6">10-12-14</text:p>
          </table:table-cell>
          <table:table-cell table:style-name="Táblázat23.D9" office:value-type="string">
            <text:p text:style-name="P6">7-9-11</text:p>
          </table:table-cell>
          <table:table-cell table:style-name="Táblázat23.D9" office:value-type="string">
            <text:p text:style-name="P6">3-4-5</text:p>
          </table:table-cell>
          <table:table-cell table:style-name="Táblázat23.E9" office:value-type="string">
            <text:p text:style-name="P6"><text:span text:style-name="T7">?</text:span>% - 100% - <text:span text:style-name="T7">?</text:span>%</text:p>
          </table:table-cell>
        </table:table-row>
        <table:table-row table:style-name="TableLine2480563791904">
          <table:table-cell table:style-name="Táblázat23.A9" office:value-type="string">
            <text:p text:style-name="P5">Pikkelypáncél</text:p>
          </table:table-cell>
          <table:table-cell table:style-name="Táblázat23.B5" office:value-type="string">
            <text:p text:style-name="P6">10-12-14</text:p>
          </table:table-cell>
          <table:table-cell table:style-name="Táblázat23.D9" office:value-type="string">
            <text:p text:style-name="P6">11-13-15</text:p>
          </table:table-cell>
          <table:table-cell table:style-name="Táblázat23.D9" office:value-type="string">
            <text:p text:style-name="P6">4-6-8</text:p>
          </table:table-cell>
          <table:table-cell table:style-name="Táblázat23.E9" office:value-type="string">
            <text:p text:style-name="P6"><text:span text:style-name="T7">?</text:span>% - ?% - <text:span text:style-name="T7">?</text:span>%</text:p>
          </table:table-cell>
        </table:table-row>
        <table:table-row table:style-name="TableLine2480563792192">
          <table:table-cell table:style-name="Táblázat23.A9" office:value-type="string">
            <text:p text:style-name="P7">Lemezpáncél</text:p>
          </table:table-cell>
          <table:table-cell table:style-name="Táblázat23.B5" office:value-type="string">
            <text:p text:style-name="P6">10-12-14</text:p>
          </table:table-cell>
          <table:table-cell table:style-name="Táblázat23.D9" office:value-type="string">
            <text:p text:style-name="P6">12-14-16</text:p>
          </table:table-cell>
          <table:table-cell table:style-name="Táblázat23.D9" office:value-type="string">
            <text:p text:style-name="P6">7-9-11</text:p>
          </table:table-cell>
          <table:table-cell table:style-name="Táblázat23.E9" office:value-type="string">
            <text:p text:style-name="P6">70% - 160% - 250%</text:p>
          </table:table-cell>
        </table:table-row>
      </table:table>
      <text:p text:style-name="P1"/>
      <text:h text:style-name="P54" text:outline-level="3">Páncél tagok és a védett terület</text:h>
      <table:table table:name="Táblázat28" table:style-name="Táblázat28">
        <table:table-column table:style-name="Táblázat28.A"/>
        <table:table-column table:style-name="Táblázat28.B"/>
        <table:table-column table:style-name="Táblázat28.C"/>
        <table:table-row table:style-name="TableLine2480563778656">
          <table:table-cell table:style-name="Táblázat28.A1" office:value-type="string">
            <text:p text:style-name="P24">Páncél tag</text:p>
          </table:table-cell>
          <table:table-cell table:style-name="Táblázat28.A1" office:value-type="string">
            <text:p text:style-name="P26">Véd</text:p>
          </table:table-cell>
          <table:table-cell table:style-name="Táblázat28.C1" office:value-type="string">
            <text:p text:style-name="P26">Tulajdonságok, védett helyek</text:p>
          </table:table-cell>
        </table:table-row>
        <table:table-row table:style-name="TableLine2480563778944">
          <table:table-cell table:style-name="Táblázat28.A4" office:value-type="string">
            <text:p text:style-name="P19">Mellvért</text:p>
          </table:table-cell>
          <table:table-cell table:style-name="Táblázat28.B4" office:value-type="string">
            <text:p text:style-name="P23">50%</text:p>
          </table:table-cell>
          <table:table-cell table:style-name="Táblázat28.C4" office:value-type="string">
            <text:p text:style-name="P21">Csak a torzót védi elöl, hátul, oldalt.</text:p>
          </table:table-cell>
        </table:table-row>
        <table:table-row table:style-name="TableLine2480563781536">
          <table:table-cell table:style-name="Táblázat28.A4" office:value-type="string">
            <text:p text:style-name="P19"><text:s text:c="2"/>+ Sisak</text:p>
          </table:table-cell>
          <table:table-cell table:style-name="Táblázat28.B4" office:value-type="string">
            <text:p text:style-name="P23">+10%</text:p>
          </table:table-cell>
          <table:table-cell table:style-name="Táblázat28.C4" office:value-type="string">
            <text:p text:style-name="P21">A fejet védi</text:p>
          </table:table-cell>
        </table:table-row>
        <table:table-row table:style-name="TableLine2480563782400">
          <table:table-cell table:style-name="Táblázat28.A4" office:value-type="string">
            <text:p text:style-name="P20">Felkarok / alkarok /</text:p>
            <text:p text:style-name="P20">combok / lábszárak</text:p>
          </table:table-cell>
          <table:table-cell table:style-name="Táblázat28.B4" office:value-type="string">
            <text:p text:style-name="P23">+10%*</text:p>
          </table:table-cell>
          <table:table-cell table:style-name="Táblázat28.C4" office:value-type="string">
            <text:p text:style-name="P21">Tagonként értendő a +10%.</text:p>
          </table:table-cell>
        </table:table-row>
      </table:table>
      <text:h text:style-name="P54" text:outline-level="3">Páncéldobás </text:h>
      <text:p text:style-name="P2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2">Például: torzót, felkart és alkart védő páncél a test 70%-át védi (50+10+10). Így k10-en az 1-7-es dobás esetén véd a páncél, 7-10-es esetén nem, mert a csapás fedetlen részt talált el.</text:p>
      <text:p text:style-name="P1"/>
      <text:h text:style-name="P54" text:outline-level="3">Mozgásgátló Tényező (MGT)</text:h>
      <text:p text:style-name="P2"><text:span text:style-name="_5b_RPG_5d__20_Kiemelt_20_kifejezés"><text:span text:style-name="T8">Harc és mozgás során a vértek, egyes pajzsok, valamint a felszerelés egyes elemei korlátozhatják a karaktereket. Ennek szimulálására van a Mozgásgátló Tényező – röviden MGT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1312486000" text:style-name="L3">
        <text:list-item>
          <text:p text:style-name="P59">1 MGT → -0,5 KÉ, -1 TÉ,VÉ</text:p>
        </text:list-item>
        <text:list-item>
          <text:p text:style-name="P59">1 MGT → -1/5 mozgást igénylő képzettségpróbákra (lefele kerekítve)</text:p>
        </text:list-item>
      </text:list>
      <text:p text:style-name="P27">(KM dönt, de például kézügyességet érintő Ügyességpróbára nyilván nem jár levonás, ha nincs páncélkesztyűben a játékos)</text:p>
      <text:h text:style-name="P56" text:outline-level="4">Alap (mellvért) MGT</text:h>
      <text:p text:style-name="P2">Az alábbi alapértékeket akkor kell beleszámítani az MGT-be, ha a karakter visel mellvért-darabot.</text:p>
      <table:table table:name="Táblázat36" table:style-name="Táblázat36">
        <table:table-column table:style-name="Táblázat36.A"/>
        <table:table-column table:style-name="Táblázat36.B"/>
        <text:soft-page-break/>
        <table:table-row table:style-name="TableLine2480563781824">
          <table:table-cell table:style-name="Táblázat36.A1" office:value-type="string">
            <text:p text:style-name="P42">Struktúra</text:p>
          </table:table-cell>
          <table:table-cell table:style-name="Táblázat36.B1" office:value-type="string">
            <text:p text:style-name="P42">Mellvért MGT alap</text:p>
          </table:table-cell>
        </table:table-row>
        <table:table-row table:style-name="TableLine2480567035216">
          <table:table-cell table:style-name="Táblázat36.A2" office:value-type="string">
            <text:p text:style-name="P40">Posztó</text:p>
          </table:table-cell>
          <table:table-cell table:style-name="Táblázat36.B2" office:value-type="string">
            <text:p text:style-name="P40">3</text:p>
          </table:table-cell>
        </table:table-row>
        <table:table-row table:style-name="TableLine2480567029744">
          <table:table-cell table:style-name="Táblázat36.A2" office:value-type="string">
            <text:p text:style-name="P40">Bőr</text:p>
          </table:table-cell>
          <table:table-cell table:style-name="Táblázat36.B2" office:value-type="string">
            <text:p text:style-name="P40">6</text:p>
          </table:table-cell>
        </table:table-row>
        <table:table-row table:style-name="TableLine2480567023696">
          <table:table-cell table:style-name="Táblázat36.A2" office:value-type="string">
            <text:p text:style-name="P40">Keményített bőr</text:p>
          </table:table-cell>
          <table:table-cell table:style-name="Táblázat36.B2" office:value-type="string">
            <text:p text:style-name="P40">9</text:p>
          </table:table-cell>
        </table:table-row>
        <table:table-row table:style-name="TableLine2480567036080">
          <table:table-cell table:style-name="Táblázat36.A2" office:value-type="string">
            <text:p text:style-name="P40">Brigantin</text:p>
          </table:table-cell>
          <table:table-cell table:style-name="Táblázat36.B2" office:value-type="string">
            <text:p text:style-name="P41">?</text:p>
          </table:table-cell>
        </table:table-row>
        <table:table-row table:style-name="TableLine2480567023120">
          <table:table-cell table:style-name="Táblázat36.A2" office:value-type="string">
            <text:p text:style-name="P40">Lánc</text:p>
          </table:table-cell>
          <table:table-cell table:style-name="Táblázat36.B2" office:value-type="string">
            <text:p text:style-name="P40">12</text:p>
          </table:table-cell>
        </table:table-row>
        <table:table-row table:style-name="TableLine2480567025712">
          <table:table-cell table:style-name="Táblázat36.A2" office:value-type="string">
            <text:p text:style-name="P40">Sodrony</text:p>
          </table:table-cell>
          <table:table-cell table:style-name="Táblázat36.B2" office:value-type="string">
            <text:p text:style-name="P40">15</text:p>
          </table:table-cell>
        </table:table-row>
        <table:table-row table:style-name="TableLine2480567032048">
          <table:table-cell table:style-name="Táblázat36.A2" office:value-type="string">
            <text:p text:style-name="P40">Pikkely</text:p>
          </table:table-cell>
          <table:table-cell table:style-name="Táblázat36.B2" office:value-type="string">
            <text:p text:style-name="P41"><text:span text:style-name="T9">17</text:span>?</text:p>
          </table:table-cell>
        </table:table-row>
        <table:table-row table:style-name="TableLine2480567035504">
          <table:table-cell table:style-name="Táblázat36.A2" office:value-type="string">
            <text:p text:style-name="P40">Lemez</text:p>
          </table:table-cell>
          <table:table-cell table:style-name="Táblázat36.B2" office:value-type="string">
            <text:p text:style-name="P40">18</text:p>
          </table:table-cell>
        </table:table-row>
      </table:table>
      <text:p text:style-name="P32"/>
      <table:table table:name="Táblázat40" table:style-name="Táblázat40">
        <table:table-column table:style-name="Táblázat40.A"/>
        <table:table-column table:style-name="Táblázat40.B"/>
        <table:table-row table:style-name="TableLine2480567033776">
          <table:table-cell table:style-name="Táblázat40.A1" office:value-type="string">
            <text:p text:style-name="P22">+ egy érzékeny pont jobb védelme</text:p>
          </table:table-cell>
          <table:table-cell table:style-name="Táblázat40.B1" office:value-type="string">
            <text:p text:style-name="P22">Egy tenyérnyi pontra erősített extra védelem. Anyagfüggő +SFÉ. <text:s/>+MGT: <text:span text:style-name="T10">3-6</text:span></text:p>
          </table:table-cell>
        </table:table-row>
      </table:table>
      <text:p text:style-name="P2"/>
      <text:h text:style-name="P56" text:outline-level="4">Vért kidolgozottsága, csatolt elemek száma</text:h>
      <text:p text:style-name="P31">A fenti tényező is fontos elem az MGT kiszámításában. 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">Minden csatolt elem után a táblázatból kinézett MGT érték adódik hozzá az MGT alaphoz.</text:p>
      <text:p text:style-name="P2">Ezt a számértéket a <text:span text:style-name="T11">Kidolgozottság</text:span> elnevezéssel illetjük.</text:p>
      <text:p text:style-name="P2"><text:span text:style-name="T6">Figyelem: maga a Mellvért-darab is beleszámít az elemek számába!</text:span><text:span text:style-name="T14"> (így ha csak mellvért-darabot visel a karakter, a minőségi különbség akkor is megjelenik). Ha nincs mellvért-darab, akkor az Alap MGT-t </text:span><text:span text:style-name="T6">nem</text:span><text:span text:style-name="T14"> kell beszámítani, csak a lenti kikeresett számot kell a kapcsolt tagok számával szorozni.</text:span></text:p>
      <text:p text:style-name="P2"><text:span text:style-name="T6">Csatolható tagok</text:span><text:span text:style-name="T14">: mellvért, <text:s/>felkar-tagok, alkar-tagok, comb-tagok, lábszár-tagok, </text:span><text:span text:style-name="T15">sisak</text:span> (6 db)</text:p>
      <text:p text:style-name="P25"><text:span text:style-name="T6">Megjegyzés</text:span>: A páros tagok pl, „felkar-tagok” a számolásban <text:span text:style-name="T16">egynek</text:span> számítanak, aki csak fél párat visel, az is ennyit „fizet” érte, ilyen szinten már felesleges bonyolítás lenne a túlzott differenciálás.</text:p>
      <table:table table:name="Táblázat42" table:style-name="Táblázat42">
        <table:table-column table:style-name="Táblázat42.A"/>
        <table:table-column table:style-name="Táblázat42.B"/>
        <table:table-column table:style-name="Táblázat42.C" table:number-columns-repeated="4"/>
        <table:table-column table:style-name="Táblázat42.G"/>
        <table:table-row table:style-name="TableLine2480567022256">
          <table:table-cell table:style-name="Táblázat42.A1" table:number-columns-spanned="7" office:value-type="string">
            <text:p text:style-name="P18">+MGT csatolt elemenként – Kidolgozottság függ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80567034064">
          <table:table-cell table:style-name="Táblázat42.A2" office:value-type="string">
            <text:p text:style-name="P7">Kat</text:p>
          </table:table-cell>
          <table:table-cell table:style-name="Táblázat42.B2" office:value-type="string">
            <text:p text:style-name="P12">Struktúra</text:p>
          </table:table-cell>
          <table:table-cell table:style-name="Táblázat42.A2" office:value-type="string">
            <text:p text:style-name="P14">Pocsék</text:p>
          </table:table-cell>
          <table:table-cell table:style-name="Táblázat42.A2" office:value-type="string">
            <text:p text:style-name="P9">Gyenge munka</text:p>
          </table:table-cell>
          <table:table-cell table:style-name="Táblázat42.A2" office:value-type="string">
            <text:p text:style-name="P14">Átlagos</text:p>
          </table:table-cell>
          <table:table-cell table:style-name="Táblázat42.A2" office:value-type="string">
            <text:p text:style-name="P14">Jó munka</text:p>
          </table:table-cell>
          <table:table-cell table:style-name="Táblázat42.G5" office:value-type="string">
            <text:p text:style-name="P17">Mestermunka</text:p>
          </table:table-cell>
        </table:table-row>
        <table:table-row table:style-name="TableLine2480567023408">
          <table:table-cell table:style-name="Táblázat42.A2" office:value-type="string">
            <text:p text:style-name="P12">I.</text:p>
          </table:table-cell>
          <table:table-cell table:style-name="Táblázat42.B3" office:value-type="string">
            <text:p text:style-name="P12">Nem merev, nem fém</text:p>
          </table:table-cell>
          <table:table-cell table:style-name="Táblázat42.A2" office:value-type="string">
            <text:p text:style-name="P10">3</text:p>
          </table:table-cell>
          <table:table-cell table:style-name="Táblázat42.A2" office:value-type="string">
            <text:p text:style-name="P10">2</text:p>
          </table:table-cell>
          <table:table-cell table:style-name="Táblázat42.A2" office:value-type="string">
            <text:p text:style-name="P10">1</text:p>
          </table:table-cell>
          <table:table-cell table:style-name="Táblázat42.A2" office:value-type="string">
            <text:p text:style-name="P10">0,5</text:p>
          </table:table-cell>
          <table:table-cell table:style-name="Táblázat42.G5" office:value-type="string">
            <text:p text:style-name="P10">-</text:p>
          </table:table-cell>
        </table:table-row>
        <table:table-row table:style-name="TableLine2480567020240">
          <table:table-cell table:style-name="Táblázat42.A2" office:value-type="string">
            <text:p text:style-name="P12">II.</text:p>
          </table:table-cell>
          <table:table-cell table:style-name="Táblázat42.B3" office:value-type="string">
            <text:p text:style-name="P12">Nem merev, fém</text:p>
          </table:table-cell>
          <table:table-cell table:style-name="Táblázat42.A2" office:value-type="string">
            <text:p text:style-name="P10">4</text:p>
          </table:table-cell>
          <table:table-cell table:style-name="Táblázat42.A2" office:value-type="string">
            <text:p text:style-name="P10">3</text:p>
          </table:table-cell>
          <table:table-cell table:style-name="Táblázat42.A2" office:value-type="string">
            <text:p text:style-name="P10">2</text:p>
          </table:table-cell>
          <table:table-cell table:style-name="Táblázat42.A2" office:value-type="string">
            <text:p text:style-name="P10">1</text:p>
          </table:table-cell>
          <table:table-cell table:style-name="Táblázat42.G5" office:value-type="string">
            <text:p text:style-name="P10">0,5</text:p>
          </table:table-cell>
        </table:table-row>
        <table:table-row table:style-name="TableLine2480567029168">
          <table:table-cell table:style-name="Táblázat42.A2" office:value-type="string">
            <text:p text:style-name="P12">III.</text:p>
          </table:table-cell>
          <table:table-cell table:style-name="Táblázat42.B3" office:value-type="string">
            <text:p text:style-name="P12">Merev, fém</text:p>
          </table:table-cell>
          <table:table-cell table:style-name="Táblázat42.A2" office:value-type="string">
            <text:p text:style-name="P10">5</text:p>
          </table:table-cell>
          <table:table-cell table:style-name="Táblázat42.A2" office:value-type="string">
            <text:p text:style-name="P10">4</text:p>
          </table:table-cell>
          <table:table-cell table:style-name="Táblázat42.A2" office:value-type="string">
            <text:p text:style-name="P10">3</text:p>
          </table:table-cell>
          <table:table-cell table:style-name="Táblázat42.A2" office:value-type="string">
            <text:p text:style-name="P10">2</text:p>
          </table:table-cell>
          <table:table-cell table:style-name="Táblázat42.G5" office:value-type="string">
            <text:p text:style-name="P10">1</text:p>
          </table:table-cell>
        </table:table-row>
      </table:table>
      <text:p text:style-name="P50"/>
      <table:table table:name="Táblázat44" table:style-name="Táblázat44">
        <table:table-column table:style-name="Táblázat44.A"/>
        <table:table-column table:style-name="Táblázat44.B"/>
        <table:table-column table:style-name="Táblázat44.C" table:number-columns-repeated="4"/>
        <table:table-column table:style-name="Táblázat44.G"/>
        <table:table-row table:style-name="TableLine2480567022544">
          <table:table-cell table:style-name="Táblázat44.A1" office:value-type="string">
            <text:p text:style-name="P12"/>
          </table:table-cell>
          <table:table-cell table:style-name="Táblázat44.B1" office:value-type="string">
            <text:p text:style-name="P16">Ár szorzó (kidolgozottság)</text:p>
          </table:table-cell>
          <table:table-cell table:style-name="Táblázat44.A1" office:value-type="string">
            <text:p text:style-name="P14">x 0,1</text:p>
          </table:table-cell>
          <table:table-cell table:style-name="Táblázat44.A1" office:value-type="string">
            <text:p text:style-name="P14">X 0,5</text:p>
          </table:table-cell>
          <table:table-cell table:style-name="Táblázat44.A1" office:value-type="string">
            <text:p text:style-name="P14">-</text:p>
          </table:table-cell>
          <table:table-cell table:style-name="Táblázat44.A1" office:value-type="string">
            <text:p text:style-name="P14">x 10</text:p>
          </table:table-cell>
          <table:table-cell table:style-name="Táblázat44.G1" office:value-type="string">
            <text:p text:style-name="P14">x 100</text:p>
          </table:table-cell>
        </table:table-row>
      </table:table>
      <text:p text:style-name="P2"/>
      <text:p text:style-name="P2"/>
      <text:h text:style-name="P54" text:outline-level="3"><text:soft-page-break/>Fém vértek alapanyagai</text:h>
      <text:p text:style-name="P2">A különböző fém ötvözetek alapanyagai változtathatnak az SFÉ és MGT értékeken. Amihez viszonyítunk az alaphelyzetben <text:span text:style-name="T23">az </text:span>az acél.</text:p>
      <table:table table:name="Táblázat46" table:style-name="Táblázat46">
        <table:table-column table:style-name="Táblázat46.A"/>
        <table:table-column table:style-name="Táblázat46.B"/>
        <table:table-column table:style-name="Táblázat46.C"/>
        <table:table-column table:style-name="Táblázat46.D"/>
        <table:table-row table:style-name="TableLine2480567025136">
          <table:table-cell table:style-name="Táblázat46.A1" office:value-type="string">
            <text:p text:style-name="P13"/>
          </table:table-cell>
          <table:table-cell table:style-name="Táblázat46.A1" office:value-type="string">
            <text:p text:style-name="P11">SFÉ</text:p>
          </table:table-cell>
          <table:table-cell table:style-name="Táblázat46.A1" office:value-type="string">
            <text:p text:style-name="P11">Alap MGT</text:p>
          </table:table-cell>
          <table:table-cell table:style-name="Táblázat46.D1" office:value-type="string">
            <text:p text:style-name="P11">Ár </text:p>
            <text:p text:style-name="P15">(anyag-szorzó)</text:p>
          </table:table-cell>
        </table:table-row>
        <table:table-row table:style-name="TableLine2480567033488">
          <table:table-cell table:style-name="Táblázat46.A2" office:value-type="string">
            <text:p text:style-name="P13">Acél</text:p>
          </table:table-cell>
          <table:table-cell table:style-name="Táblázat46.A2" office:value-type="string">
            <text:p text:style-name="P11">+0</text:p>
          </table:table-cell>
          <table:table-cell table:style-name="Táblázat46.A2" office:value-type="string">
            <text:p text:style-name="P11">+0</text:p>
          </table:table-cell>
          <table:table-cell table:style-name="Táblázat46.D2" office:value-type="string">
            <text:p text:style-name="P11">1x</text:p>
          </table:table-cell>
        </table:table-row>
        <table:table-row table:style-name="TableLine2480567020528">
          <table:table-cell table:style-name="Táblázat46.A2" office:value-type="string">
            <text:p text:style-name="P13">Bronz</text:p>
          </table:table-cell>
          <table:table-cell table:style-name="Táblázat46.B3" office:value-type="string">
            <text:p text:style-name="P11">-3</text:p>
          </table:table-cell>
          <table:table-cell table:style-name="Táblázat46.B3" office:value-type="string">
            <text:p text:style-name="P11">+6</text:p>
          </table:table-cell>
          <table:table-cell table:style-name="Táblázat46.D3" office:value-type="string">
            <text:p text:style-name="P11">0,5x</text:p>
          </table:table-cell>
        </table:table-row>
        <table:table-row table:style-name="TableLine2480567026864">
          <table:table-cell table:style-name="Táblázat46.A2" office:value-type="string">
            <text:p text:style-name="P13">Abbitacél</text:p>
          </table:table-cell>
          <table:table-cell table:style-name="Táblázat46.A2" office:value-type="string">
            <text:p text:style-name="P11">+2</text:p>
          </table:table-cell>
          <table:table-cell table:style-name="Táblázat46.B3" office:value-type="string">
            <text:p text:style-name="P11">- ?</text:p>
          </table:table-cell>
          <table:table-cell table:style-name="Táblázat46.D2" office:value-type="string">
            <text:p text:style-name="P11">10x</text:p>
          </table:table-cell>
        </table:table-row>
        <table:table-row table:style-name="TableLine2480567027152">
          <table:table-cell table:style-name="Táblázat46.A2" office:value-type="string">
            <text:p text:style-name="P13">Mithrill</text:p>
          </table:table-cell>
          <table:table-cell table:style-name="Táblázat46.A2" office:value-type="string">
            <text:p text:style-name="P11">+5</text:p>
          </table:table-cell>
          <table:table-cell table:style-name="Táblázat46.B3" office:value-type="string">
            <text:p text:style-name="P11">-?</text:p>
          </table:table-cell>
          <table:table-cell table:style-name="Táblázat46.D2" office:value-type="string">
            <text:p text:style-name="P11">100x</text:p>
          </table:table-cell>
        </table:table-row>
        <table:table-row table:style-name="TableLine2480567027728">
          <table:table-cell table:style-name="Táblázat46.A2" office:value-type="string">
            <text:p text:style-name="P13">Lunír</text:p>
          </table:table-cell>
          <table:table-cell table:style-name="Táblázat46.A2" office:value-type="string">
            <text:p text:style-name="P11">+ ?</text:p>
          </table:table-cell>
          <table:table-cell table:style-name="Táblázat46.B3" office:value-type="string">
            <text:p text:style-name="P11">- ?</text:p>
          </table:table-cell>
          <table:table-cell table:style-name="Táblázat46.D2" office:value-type="string">
            <text:p text:style-name="P11">?</text:p>
          </table:table-cell>
        </table:table-row>
      </table:table>
      <text:h text:style-name="P54" text:outline-level="3">Páncél Ára</text:h>
      <text:p text:style-name="P2">A páncél teljes árát a következőképpen kaphatjuk meg: </text:p>
      <text:p text:style-name="P33">Teljes ár = (Mellvért ár) + (Csatolt tagok ára)</text:p>
      <text:p text:style-name="P2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584570379" text:style-name="L4">
        <text:list-item>
          <text:p text:style-name="P60">a mellvért-darab árát az SFÉ táblázatban találjuk (%). Anyagminőségtől is függ.</text:p>
        </text:list-item>
        <text:list-item>
          <text:p text:style-name="P60">a kidolgozottságból adódó szorzót az előző táblázat tartalmazza. Ha jobb a kidolgozottság, drágább a páncél – ez érthető.</text:p>
        </text:list-item>
        <text:list-item>
          <text:p text:style-name="P60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33">Csatolt tagok ára</text:p>
      <text:p text:style-name="P2">A plusz csatolt tagok egyenként a mellvért-darab 1/5-ét érik, azaz egy teljes vért a mellvért-darab árának pont a kétszerese. <text:s text:c="2"/><text:span text:style-name="T6">Csatolt tagok ára = 1/5 <text:s/>x (Mellvért ár) x (Csatolt tagok db)</text:span></text:p>
      <text:p text:style-name="P28">(a „Csatolt tagok db”-ba itt nem számít bele a Mellvért-darab!)</text:p>
      <text:h text:style-name="P56" text:outline-level="4">Miért százalék érték az „Ár”?</text:h>
      <text:p text:style-name="P2">Az SFÉ táblázatban nem véletlenül <text:span text:style-name="T12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h text:style-name="P54" text:outline-level="3">Példa egy páncél leírására</text:h>
      <text:p text:style-name="P2">JK: „Milyen a páncélja?”</text:p>
      <text:p text:style-name="P2">KM: „Ez egy Sodrony páncél. Anyaga acél, anyagminősége (-1)-es (SFÉ-re), kidolgozottsága Gyenge. Három tagot látsz: mellvért-darabot, felkar-tagot, alkar-tagot. Méretben passzol rád, nem kapsz büntetést.”</text:p>
      <text:h text:style-name="P54" text:outline-level="3"><text:soft-page-break/>Erő bónusz MGT-re</text:h>
      <text:p text:style-name="P35">Aki erősebb, azt kevésbé korlátozza egy nehezebb páncél.</text:p>
      <table:table table:name="Táblázat48" table:style-name="Táblázat48">
        <table:table-column table:style-name="Táblázat48.A"/>
        <table:table-row table:style-name="TableLine2480567028592">
          <table:table-cell table:style-name="Táblázat48.A1" office:value-type="string">
            <text:p text:style-name="P36">A hordott páncél MGT-je a karakter Erő tulajdonságának kétszeresével csökken</text:p>
            <text:p text:style-name="P29">(ha az Erő 0 alatti, akkor értelemszerűen nő az MGT)</text:p>
          </table:table-cell>
        </table:table-row>
      </table:table>
      <text:p text:style-name="P2"/>
      <text:h text:style-name="P54" text:outline-level="3">Erő követelmény MGT-re</text:h>
      <text:p text:style-name="P2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 table:style-name="TableLine2480567021968">
          <table:table-cell table:style-name="Erő_5f_követelmény.A1" office:value-type="string">
            <text:p text:style-name="P40">Full MGT</text:p>
          </table:table-cell>
          <table:table-cell table:style-name="Erő_5f_követelmény.B1" office:value-type="string">
            <text:p text:style-name="P40">Erő követelmény</text:p>
          </table:table-cell>
        </table:table-row>
        <table:table-row table:style-name="TableLine2480567127648">
          <table:table-cell table:style-name="Erő_5f_követelmény.A5" office:value-type="string">
            <text:p text:style-name="P40">10-20</text:p>
          </table:table-cell>
          <table:table-cell table:style-name="Erő_5f_követelmény.B5" office:value-type="string">
            <text:p text:style-name="P40">+1</text:p>
          </table:table-cell>
        </table:table-row>
        <table:table-row table:style-name="TableLine2480567127936">
          <table:table-cell table:style-name="Erő_5f_követelmény.A5" office:value-type="string">
            <text:p text:style-name="P40">21-30</text:p>
          </table:table-cell>
          <table:table-cell table:style-name="Erő_5f_követelmény.B5" office:value-type="string">
            <text:p text:style-name="P40">+2</text:p>
          </table:table-cell>
        </table:table-row>
        <table:table-row table:style-name="TableLine2480567136000">
          <table:table-cell table:style-name="Erő_5f_követelmény.A5" office:value-type="string">
            <text:p text:style-name="P40">31-40</text:p>
          </table:table-cell>
          <table:table-cell table:style-name="Erő_5f_követelmény.B5" office:value-type="string">
            <text:p text:style-name="P40">+3</text:p>
          </table:table-cell>
        </table:table-row>
        <table:table-row table:style-name="TableLine2480567128224">
          <table:table-cell table:style-name="Erő_5f_követelmény.A5" office:value-type="string">
            <text:p text:style-name="P40">41-50</text:p>
          </table:table-cell>
          <table:table-cell table:style-name="Erő_5f_követelmény.B5" office:value-type="string">
            <text:p text:style-name="P40">+4</text:p>
          </table:table-cell>
        </table:table-row>
      </table:table>
      <text:h text:style-name="P54" text:outline-level="3">Rossz méretű vért viselése</text:h>
      <text:p text:style-name="P2">Néha előfordul, hogy a szükség ráviszi a hősöket is, hogy legyőzött ellenfeleik páncéljait tulajdonítsák el, ha épp megszorulnak.</text:p>
      <text:p text:style-name="P2">Az ilyen vért azonban sokszor nem passzol új tulajdonosának testalkatához. Túl nagy, túl szűk, nem ott forog el, ahol kényelmes lenne... stb, stb.</text:p>
      <text:p text:style-name="P2">Ilyen esetben a KM az adott karakter számára a „Vért megmunkálásának” <text:s/>értékét tetszés szerint leronthatja. Például Endirell a barbár magára ölti imént elhalálozott ellenfele Átlagos megmunkáltságú acél lemez mellvértjét + a felkar és alkar tagokat is (össz: 3 tag). Ennek ugye így 3-as a kidolgozottsága alapesetben (merev, fém vért; <text:s/>átlagos). </text:p>
      <text:p text:style-name="P2">Az új páncél viszont úgy áll hősünkön, mint tehénen a gatya. Testalkata ugyanis sajnos nem egyezik az elhunyt ellenségével. <text:s/>A KM szigorú: a páncél kidolgozottság értéket Endirell számára 5-re rontja le. Alapesetben az MGT ugye 27 lenne (18 + 3x3), de a büntetés után már 33-ra ugrik (18 + 3x5).</text:p>
      <text:h text:style-name="P54" text:outline-level="3">Egydarabos tag viselése</text:h>
      <text:p text:style-name="P2">Jellemzően az alkarvédőkre gondolunk itt, melyek nem kapcsolódnak más tagokhoz.</text:p>
      <text:p text:style-name="P48">TODO: külön értékük legyen (anyagfüggő!!), vagy használjuk erre is a táblázatot simán?</text:p>
      <text:p text:style-name="P34">Vértviselet fortély nem mérsékli MGT hatásukat!</text:p>
      <text:p text:style-name="P2">Használatukról a „Hárítófegyver használat” fortély ad útmutatást.</text:p>
      <text:h text:style-name="P54" text:outline-level="3">Sérült vért javítása és MGT módosító hatása</text:h>
      <text:p text:style-name="P2">Ha megsérül a vért, azt bizony javítani kell és ez bizony nem olcsó mulatság fém vértek esetén.</text:p>
      <text:p text:style-name="P2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P2">Ha megsérül a vért, az bizony előbb-utóbb akadályozni fog a mozgásban.</text:p>
      <text:p text:style-name="P3"><text:soft-page-break/><text:span text:style-name="T13">Opcionális szabály</text:span>: az <text:span text:style-name="T6">MGT</text:span> az eredetihez képest annyi százalékkal nő, amennyi a vért Sérülés jellemzője.</text:p>
      <text:h text:style-name="P54" text:outline-level="3">Példa átlagos páncélra</text:h>
      <text:p text:style-name="P43">MGT</text:p>
      <text:p text:style-name="P45"><text:span text:style-name="T2">→ </text:span>Sodronying, gyenge kidolgozottságú (nem az alapanyag, az elkészítés gyenge!)</text:p>
      <text:p text:style-name="P45"><text:span text:style-name="T2">→ </text:span>Védett terület: mellkas, felkar, alkarok, combok (összesen: 4 tag).</text:p>
      <text:p text:style-name="P45"><text:span text:style-name="T2">→ </text:span>Alap MGT: 15 (Sodrony)</text:p>
      <text:p text:style-name="P45"><text:span text:style-name="T2">→ </text:span>Nem merev, fém (II.kat) / Gyenge munka <text:s/><text:bookmark-start text:name="DDE_LINK1"/><text:span text:style-name="T2">→</text:span><text:bookmark-end text:name="DDE_LINK1"/><text:span text:style-name="T17"> </text:span><text:s/>+3 MGT / tag <text:s text:c="2"/>(Kidolgozottság)</text:p>
      <text:p text:style-name="P45"><text:span text:style-name="T2">→ </text:span>Karakter Erő tulajdonsága legyen: +2 <text:s/><text:span text:style-name="T2">→ </text:span>(2 x 2 = 4 jön le)</text:p>
      <text:p text:style-name="P45">Összesen tehát: 15 + (4 x 3) <text:s/>- (2 x 2) = 23 MGT</text:p>
      <text:p text:style-name="P46">SFÉ</text:p>
      <text:p text:style-name="P45"><text:span text:style-name="T2">→ </text:span>Alapanyag minősége átlagos (nincs SFÉ módosulás)</text:p>
      <text:p text:style-name="P47"><text:span text:style-name="T2">→</text:span> Acélból van: (nincs SFÉ módosulás)</text:p>
      <text:p text:style-name="P45"><text:span text:style-name="T3">→ </text:span><text:span text:style-name="T18">Alap SFÉ: 12 / 9 / 4</text:span></text:p>
      <text:p text:style-name="P45"><text:span text:style-name="T2">→</text:span> Összesen: 12 / 9 / 4 SFÉ</text:p>
      <text:p text:style-name="P46">Ár</text:p>
      <text:p text:style-name="P45"><text:span text:style-name="T2">→ </text:span>Alap: 100% (sodrony, átlagos anyag), de a kidolgozottság „gyenge” (0,5x) <text:s/><text:span text:style-name="T2">→</text:span> Mellvért ár : 50% <text:s/></text:p>
      <text:p text:style-name="P45"><text:span text:style-name="T2">→ </text:span>Így 1db tag ára: (50/ 5) = 10%</text:p>
      <text:p text:style-name="P39"><text:span text:style-name="T4">→ </text:span><text:span text:style-name="T24">Végleges ár: <text:s/>50% + (3 x 10%) = 80 % <text:s text:c="2"/>, </text:span><text:span text:style-name="T25">azaz egy átlagos acél mellvért darab 80%-ába kerül a fenti teljes páncél-kombó. </text:span>(csak 3 taggal szoroztunk, mert a mellvért-darabot már beleszámoltuk!)</text:p>
      <text:h text:style-name="P54" text:outline-level="3">Példa egy vértre, amiben a lehető legnehezebb mozogni...</text:h>
      <text:p text:style-name="P37">… és még az anyagminősége is a legvacakabb.</text:p>
      <text:p text:style-name="P43">MGT</text:p>
      <text:p text:style-name="P38"><text:span text:style-name="T2">→ L</text:span>emezvért, pocsék kidolgozottságú, anyaga: bronz</text:p>
      <text:p text:style-name="P38"><text:span text:style-name="T2">→ </text:span>Alap MGT: 18 (lemez) + 6 (bronz)</text:p>
      <text:p text:style-name="P38"><text:span text:style-name="T2">→ </text:span>Merev, fém (III.kat) / Pocsék munka <text:bookmark-start text:name="DDE_LINK11"/><text:span text:style-name="T2">→</text:span><text:bookmark-end text:name="DDE_LINK11"/><text:span text:style-name="T17"> </text:span><text:s/>+5 MGT / tag <text:s text:c="2"/>(<text:span text:style-name="T12">Kidolgozottság</text:span>)</text:p>
      <text:p text:style-name="P38"><text:span text:style-name="T2">→ </text:span>Védett terület: mellkas, felkar, alkarok, combok, lábszárak, fej (összesen: 6 tag).</text:p>
      <text:p text:style-name="P38"><text:span text:style-name="T2">→ </text:span>Karakter Erő tulajdonsága legyen: +1 <text:s/><text:span text:style-name="T2">→ </text:span>(2 x 1 = 2 jön le)</text:p>
      <text:p text:style-name="P38">Összesen tehát: 18 + 6 + (6 x 5) – (2 x 1) = 52 MGT</text:p>
      <text:p text:style-name="P43">SFÉ</text:p>
      <text:p text:style-name="P44"><text:span text:style-name="T2">→ </text:span>Alapanyag minősége: leggyengébb (-2 SFÉ)</text:p>
      <text:p text:style-name="P44"><text:span text:style-name="T2">→</text:span> Bronzból van: (-3 SFÉ) <text:s/>= -5 SFÉ</text:p>
      <text:p text:style-name="P38"><text:span text:style-name="T3">→ </text:span><text:span text:style-name="T18">Alap SFÉ: 12 / 14 / 9</text:span></text:p>
      <text:p text:style-name="P38"><text:span text:style-name="T2">→</text:span> Összesen: 7 / 9 / 4 SFÉ</text:p>
      <text:p text:style-name="P43">Ár</text:p>
      <text:p text:style-name="P38"><text:span text:style-name="T2">→ </text:span>Alap: 70% (lemez, vacak anyag), a kidolgozottság is „vacak” (0,1x) <text:s/>és bronzból van: (0,5x)</text:p>
      <text:p text:style-name="P38"><text:s text:c="4"/><text:span text:style-name="T2">→ </text:span>Mellvért ár: 70% x 0,1 x 0,5 = 3,5% </text:p>
      <text:p text:style-name="P38"><text:span text:style-name="T2">→ </text:span>Így 1db tag ára: (3,5% / 5) = 0,7 %</text:p>
      <text:p text:style-name="P51"><text:span text:style-name="T5">→ </text:span><text:span text:style-name="T26">Végleges ár: <text:s/>3,5% + (5 x 0,7%) = <text:s/>7 % <text:s text:c="2"/>, </text:span><text:span text:style-name="T27">azaz egy átlagos acél mellvért darab 80%-ába kerül a fenti teljes </text:span><text:span text:style-name="T28">gyatra </text:span><text:span text:style-name="T27">páncél-kombó. <text:s/></text:span><text:span text:style-name="T26">(csak 5 taggal szoroztunk mert a mellvért-darabot már beleszámoltuk!)</text:span></text:p>
      <text:h text:style-name="P55" text:outline-level="3">Vértviselet fortély</text:h>
      <text:p text:style-name="P2">Ennek a fortélynak az ismerete csökkenti az MGT okozta levonások hatását.</text:p>
      <text:p text:style-name="P2"><text:span text:style-name="T6">1.fok:</text:span> -15 MGT</text:p>
      <text:p text:style-name="P2"><text:span text:style-name="T6">2.fok:</text:span> -30 MGT</text:p>
      <text:p text:style-name="P2"><text:span text:style-name="T6">3.fok:</text:span> -<text:span text:style-name="T19">3</text:span>5 MGT</text:p>
      <text:list xml:id="list4130299151" text:style-name="L5">
        <text:list-item>
          <text:p text:style-name="P61">Mellvértnél: +5 VÉ</text:p>
        </text:list-item>
        <text:list-item>
          <text:p text:style-name="P61">Full vértnél: +10 VÉ</text:p>
        </text:list-item>
      </text:list>
      <text:p text:style-name="P48">A Tulajdonság- és Képzettségpróbáknál is csökkenjen a büntetés?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 dőlt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236in 0.0236in" text:number-lines="false" text:line-number="0">
        <style:tab-stops/>
      </style:paragraph-properties>
      <style:text-properties style:font-name="FreeSerif1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9-11T01:19:07</meta:creation-date>
    <dc:date>2023-12-03T19:52:12.909000000</dc:date>
    <meta:editing-duration>PT40M43S</meta:editing-duration>
    <meta:editing-cycles>10</meta:editing-cycles>
    <meta:generator>LibreOffice/7.3.2.2$Windows_X86_64 LibreOffice_project/49f2b1bff42cfccbd8f788c8dc32c1c309559be0</meta:generator>
    <meta:document-statistic meta:table-count="10" meta:image-count="0" meta:object-count="0" meta:page-count="8" meta:paragraph-count="265" meta:word-count="1816" meta:character-count="11470" meta:non-whitespace-character-count="9877"/>
  </office:meta>
</office:document-meta>
</file>